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19"/>
    <style:style style:name="ce5" style:family="table-cell" style:parent-style-name="Default" style:data-style-name="N2"/>
    <style:style style:name="co1" style:family="table-column">
      <style:table-column-properties fo:break-before="auto" style:column-width="3.70416666666667cm" style:use-optimal-column-width="true"/>
    </style:style>
    <style:style style:name="co2" style:family="table-column">
      <style:table-column-properties fo:break-before="auto" style:column-width="1.93145833333333cm" style:use-optimal-column-width="true"/>
    </style:style>
    <style:style style:name="co3" style:family="table-column">
      <style:table-column-properties fo:break-before="auto" style:column-width="2.24895833333333cm" style:use-optimal-column-width="true"/>
    </style:style>
    <style:style style:name="co4" style:family="table-column">
      <style:table-column-properties fo:break-before="auto" style:column-width="2.06375cm" style:use-optimal-column-width="true"/>
    </style:style>
    <style:style style:name="co5" style:family="table-column">
      <style:table-column-properties fo:break-before="auto" style:column-width="2.778125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5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2">
            <text:p>Effectiveness of de-hazing methods on USOD models</text:p>
          </table:table-cell>
          <table:covered-table-cell table:number-columns-repeated="4"/>
          <table:table-cell table:number-columns-repeated="5" table:style-name="ce3"/>
          <table:table-cell table:number-columns-repeated="16374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1">
            <draw:frame draw:z-index="1" draw:id="id0" draw:style-name="a0" draw:name="Chart 2" svg:x="0.65104in" svg:y="0.13021in" svg:width="10.33854in" svg:height="6.8177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ask</text:p>
          </table:table-cell>
          <table:table-cell office:value-type="string" table:style-name="ce5">
            <text:p>Start Date</text:p>
          </table:table-cell>
          <table:table-cell office:value-type="string" table:style-name="ce1">
            <text:p>Days needed</text:p>
          </table:table-cell>
          <table:table-cell office:value-type="string" table:style-name="ce5">
            <text:p>Completion</text:p>
          </table:table-cell>
          <table:table-cell office:value-type="string" table:style-name="ce1">
            <text:p>Adjusted Length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inalise scope</text:p>
          </table:table-cell>
          <table:table-cell office:value-type="date" office:date-value="2026-02-15T00:00:00" table:style-name="ce4">
            <text:p>15/02/2026</text:p>
          </table:table-cell>
          <table:table-cell office:value-type="float" office:value="8" table:style-name="ce1">
            <text:p>8</text:p>
          </table:table-cell>
          <table:table-cell office:value-type="float" office:value="46076" table:formula="of:=[.B4]+[.C4]" table:style-name="ce5">
            <text:p>46076.00</text:p>
          </table:table-cell>
          <table:table-cell office:value-type="float" office:value="8" table:formula="of:=[.D4]-[.B4]" table:style-name="ce1">
            <text:p>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iterature Review</text:p>
          </table:table-cell>
          <table:table-cell office:value-type="date" office:date-value="2026-02-19T00:00:00" table:formula="of:=[.D4]-4" table:style-name="ce4">
            <text:p>19/02/2026</text:p>
          </table:table-cell>
          <table:table-cell office:value-type="float" office:value="10" table:style-name="ce1">
            <text:p>10</text:p>
          </table:table-cell>
          <table:table-cell office:value-type="float" office:value="46082" table:formula="of:=[.B5]+[.C5]" table:style-name="ce5">
            <text:p>46082.00</text:p>
          </table:table-cell>
          <table:table-cell office:value-type="float" office:value="10" table:formula="of:=[.D5]-[.B5]" table:style-name="ce1">
            <text:p>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ata Pipeline Setup</text:p>
          </table:table-cell>
          <table:table-cell office:value-type="date" office:date-value="2026-03-01T00:00:00" table:formula="of:=[.D5]" table:style-name="ce4">
            <text:p>01/03/2026</text:p>
          </table:table-cell>
          <table:table-cell office:value-type="float" office:value="9" table:style-name="ce1">
            <text:p>9</text:p>
          </table:table-cell>
          <table:table-cell office:value-type="float" office:value="46091" table:formula="of:=[.B6]+[.C6]" table:style-name="ce5">
            <text:p>46091.00</text:p>
          </table:table-cell>
          <table:table-cell office:value-type="float" office:value="9" table:formula="of:=[.D6]-[.B6]" table:style-name="ce1">
            <text:p>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aseline Model Setup</text:p>
          </table:table-cell>
          <table:table-cell office:value-type="date" office:date-value="2026-03-07T00:00:00" table:formula="of:=[.D6]-3" table:style-name="ce4">
            <text:p>07/03/2026</text:p>
          </table:table-cell>
          <table:table-cell office:value-type="float" office:value="11" table:style-name="ce1">
            <text:p>11</text:p>
          </table:table-cell>
          <table:table-cell office:value-type="float" office:value="46099" table:formula="of:=[.B7]+[.C7]" table:style-name="ce5">
            <text:p>46099.00</text:p>
          </table:table-cell>
          <table:table-cell office:value-type="float" office:value="11" table:formula="of:=[.D7]-[.B7]" table:style-name="ce1">
            <text:p>1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el Refinement</text:p>
          </table:table-cell>
          <table:table-cell office:value-type="date" office:date-value="2026-03-18T00:00:00" table:formula="of:=[.D7]" table:style-name="ce4">
            <text:p>18/03/2026</text:p>
          </table:table-cell>
          <table:table-cell office:value-type="float" office:value="13" table:style-name="ce1">
            <text:p>13</text:p>
          </table:table-cell>
          <table:table-cell office:value-type="float" office:value="46112" table:formula="of:=[.B8]+[.C8]" table:style-name="ce5">
            <text:p>46112.00</text:p>
          </table:table-cell>
          <table:table-cell office:value-type="float" office:value="13" table:formula="of:=[.D8]-[.B8]" table:style-name="ce1">
            <text:p>1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esting</text:p>
          </table:table-cell>
          <table:table-cell office:value-type="date" office:date-value="2026-03-22T00:00:00" table:formula="of:=[.B8]+4" table:style-name="ce4">
            <text:p>22/03/2026</text:p>
          </table:table-cell>
          <table:table-cell office:value-type="float" office:value="15" table:style-name="ce1">
            <text:p>15</text:p>
          </table:table-cell>
          <table:table-cell office:value-type="float" office:value="46118" table:formula="of:=[.B9]+[.C9]" table:style-name="ce5">
            <text:p>46118.00</text:p>
          </table:table-cell>
          <table:table-cell office:value-type="float" office:value="15" table:formula="of:=[.D9]-[.B9]" table:style-name="ce1">
            <text:p>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alysis</text:p>
          </table:table-cell>
          <table:table-cell office:value-type="date" office:date-value="2026-03-29T00:00:00" table:formula="of:=[.D9]-8" table:style-name="ce4">
            <text:p>29/03/2026</text:p>
          </table:table-cell>
          <table:table-cell office:value-type="float" office:value="9" table:style-name="ce1">
            <text:p>9</text:p>
          </table:table-cell>
          <table:table-cell office:value-type="float" office:value="46119" table:formula="of:=[.B10]+[.C10]" table:style-name="ce5">
            <text:p>46119.00</text:p>
          </table:table-cell>
          <table:table-cell office:value-type="float" office:value="9" table:formula="of:=[.D10]-[.B10]" table:style-name="ce1">
            <text:p>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inal Report Write up</text:p>
          </table:table-cell>
          <table:table-cell office:value-type="date" office:date-value="2026-04-03T00:00:00" table:formula="of:=[.D10]-4" table:style-name="ce4">
            <text:p>03/04/2026</text:p>
          </table:table-cell>
          <table:table-cell office:value-type="float" office:value="22" table:style-name="ce1">
            <text:p>22</text:p>
          </table:table-cell>
          <table:table-cell office:value-type="float" office:value="46137" table:formula="of:=[.B11]+[.C11]" table:style-name="ce5">
            <text:p>46137.00</text:p>
          </table:table-cell>
          <table:table-cell office:value-type="float" office:value="22" table:formula="of:=[.D11]-[.B11]" table:style-name="ce1">
            <text:p>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igure Production</text:p>
          </table:table-cell>
          <table:table-cell office:value-type="date" office:date-value="2026-04-06T00:00:00" table:formula="of:=[.D10]-1" table:style-name="ce4">
            <text:p>06/04/2026</text:p>
          </table:table-cell>
          <table:table-cell office:value-type="float" office:value="6" table:style-name="ce1">
            <text:p>6</text:p>
          </table:table-cell>
          <table:table-cell office:value-type="float" office:value="46124" table:formula="of:=[.B12]+[.C12]" table:style-name="ce5">
            <text:p>46124.00</text:p>
          </table:table-cell>
          <table:table-cell office:value-type="float" office:value="6" table:formula="of:=[.D12]-[.B12]" table:style-name="ce1">
            <text:p>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inal Corrections</text:p>
          </table:table-cell>
          <table:table-cell office:value-type="date" office:date-value="2026-04-25T00:00:00" table:formula="of:=[.D11]" table:style-name="ce4">
            <text:p>25/04/2026</text:p>
          </table:table-cell>
          <table:table-cell office:value-type="float" office:value="7" table:style-name="ce1">
            <text:p>7</text:p>
          </table:table-cell>
          <table:table-cell office:value-type="float" office:value="46144" table:formula="of:=[.B13]+[.C13]" table:style-name="ce5">
            <text:p>46144.00</text:p>
          </table:table-cell>
          <table:table-cell office:value-type="float" office:value="7" table:formula="of:=[.D13]-[.B13]" table:style-name="ce1">
            <text:p>7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46068" table:style-name="ce5">
            <text:p>46068.0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float" office:value="46150" table:style-name="ce5">
            <text:p>46150.00</text:p>
          </table:table-cell>
          <table:table-cell table:number-columns-repeated="1638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5</meta:generator>
    <meta:initial-creator>Jakub Zareba</meta:initial-creator>
    <dc:creator>Jakub Zareba</dc:creator>
    <meta:creation-date>2026-02-20T15:20:53Z</meta:creation-date>
    <dc:date>2026-02-20T15:42:45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9">
      <style:chart-properties chart:gap-width="150" chart:overlap="100" chart:link-data-style-to-source="true" chart:visible="true" chart:logarithmic="false" chart:maximum="46150" chart:minimum="46068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46068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e97132" draw:opacity="100%" draw:stroke="none"/>
    </style:style>
  </office:automatic-styles>
  <office:body>
    <office:chart>
      <chart:chart chart:class="chart:bar" svg:height="490.8751181102362pt" svg:width="744.3751181102363pt" chart:style-name="Crt0">
        <chart:title chart:style-name="CT00">
          <text:p text:style-name="a0" text:class-names="" text:cond-style-name="">Effectiveness of de-hazing methods on USOD models<text:s text:c="1"/></text:p>
        </chart:title>
        <chart:plot-area chart:style-name="Plt0">
          <chart:axis chart:dimension="x" chart:name="primary-x" chart:style-name="Axs0">
            <chart:categories table:cell-range-address="Sheet1.$A$4:.$A$13"/>
          </chart:axis>
          <chart:axis chart:dimension="y" chart:name="primary-y" chart:style-name="Axs1">
            <chart:grid chart:class="major" chart:style-name="GMa1"/>
          </chart:axis>
          <chart:series chart:label-cell-address="Sheet1.$B$3" chart:values-cell-range-address="Sheet1.$B$4:.$B$13" chart:class="chart:bar" chart:attached-axis="primary-y" chart:style-name="G0S0">
            <chart:data-point chart:repeated="10"/>
          </chart:series>
          <chart:series chart:label-cell-address="Sheet1.$E$3" chart:values-cell-range-address="Sheet1.$E$4:.$E$13" chart:class="chart:bar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